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fo:background-color="#dddddd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C10000" number:language="pl" number:country="PL">
      <number:number number:min-integer-digits="1"/>
    </number:number-style>
    <style:style style:name="ctrl1" style:family="paragraph" style:data-style-name="C10000"/>
  </office:automatic-styles>
  <office:body>
    <office:text>
      <office:forms form:automatic-focus="false" form:apply-design-mode="false">
        <form:form form:name="MainForm" form:command="stanowiskaT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grid form:name="MainForm_Grid" form:control-implementation="ooo:com.sun.star.form.component.GridControl" xml:id="control1" form:id="control1">
            <form:properties>
              <form:property form:property-name="DefaultControl" office:value-type="string" office:string-value="com.sun.star.form.control.GridControl"/>
            </form:properties>
            <form:column form:name="stanowisko" form:control-implementation="ooo:TextField" form:label="stanowisko">
              <form:text xml:id="control2" form:id="control2" form:data-field="stanowisko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idStanowiska" form:control-implementation="ooo:FormattedField" form:label="idStanowiska" form:text-style-name="ctrl1">
              <form:formatted-text xml:id="control3" form:id="control3" form:data-field="idStanowiska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Width" office:value-type="float" office:value="0"/>
                </form:properties>
              </form:formatted-text>
            </form:column>
          </form:grid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0" draw:style-name="gr1" draw:text-style-name="P1" svg:width="21.76cm" svg:height="11.651cm" svg:x="1cm" svg:y="1cm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#ffcc9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cc99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